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5083in" table:align="left"/>
    </style:style>
    <style:style style:name="Table1.A" style:family="table-column">
      <style:table-column-properties style:column-width="2.1132in"/>
    </style:style>
    <style:style style:name="Table1.B" style:family="table-column">
      <style:table-column-properties style:column-width="1.8319in"/>
    </style:style>
    <style:style style:name="Table1.C" style:family="table-column">
      <style:table-column-properties style:column-width="2.563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paragraph-rsid="00032a4e"/>
    </style:style>
    <style:style style:name="P2" style:family="paragraph" style:parent-style-name="Text_20_body">
      <style:text-properties officeooo:rsid="00032a4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>
      <style:text-properties officeooo:rsid="00032a4e"/>
    </style:style>
    <style:style style:name="T1" style:family="text">
      <style:text-properties officeooo:rsid="00032a4e"/>
    </style:style>
    <style:style style:name="T2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dac Format<text:line-break/></text:span>Certainly! Here’s a clear and well-formatted outline for your Word document, named <text:span text:style-name="Strong_20_Emphasis">codacXWeather.docx</text:span>. You can copy and paste the following content into Microsoft Word (or any compatible editor), and it will be ready for submission or sharing.</text:p>
      <text:p text:style-name="Horizontal_20_Line"/>
      <text:h text:style-name="Heading_20_1" text:outline-level="1"><text:bookmark text:name="codacxweather"/>codacXWeather</text:h>
      <text:h text:style-name="Heading_20_2" text:outline-level="2"><text:bookmark text:name="weather-app-setup--command-documentation"/>Weather App Setup &amp; Command Documentation</text:h>
      <text:p text:style-name="Text_20_body">This document explains each command used in setting up and running the weather app, detailing its purpose and necessity.</text:p>
      <text:p text:style-name="Horizontal_20_Line"/>
      <text:h text:style-name="Heading_20_2" text:outline-level="2">1. <text:span text:style-name="Source_20_Text">sudo apt update</text:span></text:h>
      <text:p text:style-name="Text_20_body"><text:span text:style-name="Strong_20_Emphasis">Purpose:</text:span><text:line-break/>Updates the list of available packages and their versions from the repositories.</text:p>
      <text:p text:style-name="Text_20_body"><text:span text:style-name="Strong_20_Emphasis">Need:</text:span><text:line-break/>Ensures your system is aware of the latest package updates and security patches before installing or upgrading software.</text:p>
      <text:p text:style-name="Horizontal_20_Line"/>
      <text:h text:style-name="Heading_20_2" text:outline-level="2">2. <text:span text:style-name="Source_20_Text">sudo apt install g++ libcurl4-openssl-dev pkg-config</text:span></text:h>
      <text:p text:style-name="Text_20_body"><text:span text:style-name="Strong_20_Emphasis">Purpose:</text:span><text:line-break/>Installs the following essential development tools:</text:p>
      <text:list xml:id="list319169653" text:style-name="L1">
        <text:list-item>
          <text:p text:style-name="P3"><text:span text:style-name="Strong_20_Emphasis">g++</text:span>: C++ compiler.</text:p>
        </text:list-item>
        <text:list-item>
          <text:p text:style-name="P3"><text:span text:style-name="Strong_20_Emphasis">libcurl4-openssl-dev</text:span>: Development files for libcurl (for HTTP requests).</text:p>
        </text:list-item>
        <text:list-item>
          <text:p text:style-name="P3"><text:span text:style-name="Strong_20_Emphasis">pkg-config</text:span>: Utility for managing compiler/linker flags.</text:p>
        </text:list-item>
      </text:list>
      <text:p text:style-name="Text_20_body"><text:span text:style-name="Strong_20_Emphasis">Need:</text:span><text:line-break/>Required for compiling C++ code, making HTTP requests (to fetch weather data), and managing library dependencies.</text:p>
      <text:p text:style-name="Horizontal_20_Line"/>
      <text:h text:style-name="Heading_20_2" text:outline-level="2">3. <text:span text:style-name="Source_20_Text">sudo apt install rapidjson-dev</text:span></text:h>
      <text:p text:style-name="Text_20_body"><text:span text:style-name="Strong_20_Emphasis">Purpose:</text:span><text:line-break/>Installs the RapidJSON library for C++.</text:p>
      <text:p text:style-name="Text_20_body"><text:soft-page-break/><text:span text:style-name="Strong_20_Emphasis">Need:</text:span><text:line-break/>RapidJSON is used to parse JSON data, which is the format in which most weather APIs return their data.</text:p>
      <text:p text:style-name="Horizontal_20_Line"/>
      <text:h text:style-name="Heading_20_2" text:outline-level="2">4. <text:span text:style-name="Source_20_Text">sudo apt install git</text:span></text:h>
      <text:p text:style-name="Text_20_body"><text:span text:style-name="Strong_20_Emphasis">Purpose:</text:span><text:line-break/>Installs Git, the version control system.</text:p>
      <text:p text:style-name="Text_20_body"><text:span text:style-name="Strong_20_Emphasis">Need:</text:span><text:line-break/>Allows you to clone repositories from GitHub, such as RapidJSON or other dependencies.</text:p>
      <text:p text:style-name="Horizontal_20_Line"/>
      <text:h text:style-name="Heading_20_2" text:outline-level="2">5. <text:span text:style-name="Source_20_Text">git clone https://github.com/Tencent/rapidjson.git</text:span></text:h>
      <text:p text:style-name="Text_20_body"><text:span text:style-name="Strong_20_Emphasis">Purpose:</text:span><text:line-break/>Clones the RapidJSON repository from GitHub.</text:p>
      <text:p text:style-name="Text_20_body"><text:span text:style-name="Strong_20_Emphasis">Need:</text:span><text:line-break/>Provides access to the latest RapidJSON source code and headers if the package install is insufficient or you want the latest version.</text:p>
      <text:p text:style-name="Horizontal_20_Line"/>
      <text:h text:style-name="Heading_20_2" text:outline-level="2">6. <text:span text:style-name="Source_20_Text">g++ Q1.cpp -o Q1 -I./rapidjson/include $(pkg-config --cflags --libs libcurl)</text:span></text:h>
      <text:p text:style-name="Text_20_body"><text:span text:style-name="Strong_20_Emphasis">Purpose:</text:span><text:line-break/>Compiles your C++ source file (<text:span text:style-name="Source_20_Text">Q1.cpp</text:span>) into an executable (<text:span text:style-name="Source_20_Text">Q1</text:span>), including the RapidJSON and libcurl libraries.</text:p>
      <text:p text:style-name="Text_20_body"><text:span text:style-name="Strong_20_Emphasis">Need:</text:span><text:line-break/>Builds your weather app, enabling JSON parsing and HTTP requests.</text:p>
      <text:p text:style-name="Horizontal_20_Line"/>
      <text:h text:style-name="Heading_20_2" text:outline-level="2">7. <text:span text:style-name="Source_20_Text">./Q1</text:span></text:h>
      <text:p text:style-name="Text_20_body"><text:span text:style-name="Strong_20_Emphasis">Purpose:</text:span><text:line-break/>Runs the compiled weather app.</text:p>
      <text:p text:style-name="Text_20_body"><text:span text:style-name="Strong_20_Emphasis">Need:</text:span><text:line-break/>Executes your program so you can interact with and test its functionality.</text:p>
      <text:p text:style-name="Horizontal_20_Line"/>
      <text:h text:style-name="Heading_20_2" text:outline-level="2"><text:soft-page-break/>8. <text:span text:style-name="Source_20_Text">cat Q1.cpp</text:span></text:h>
      <text:h text:style-name="Heading_20_2" text:outline-level="2">9. <text:span text:style-name="Source_20_Text">nano Q1.cpp</text:span></text:h>
      <text:p text:style-name="Text_20_body"><text:span text:style-name="Strong_20_Emphasis">Purpose:</text:span></text:p>
      <text:list xml:id="list3977183203" text:style-name="L2">
        <text:list-item>
          <text:p text:style-name="P4"><text:span text:style-name="Source_20_Text">cat Q1.cpp</text:span>: Displays the contents of your source file.</text:p>
        </text:list-item>
        <text:list-item>
          <text:p text:style-name="P4"><text:span text:style-name="Source_20_Text">nano Q1.cpp</text:span>: Opens your source file for editing in the Nano text editor.</text:p>
        </text:list-item>
      </text:list>
      <text:p text:style-name="Text_20_body"><text:span text:style-name="Strong_20_Emphasis">Need:</text:span><text:line-break/>Used to view or modify your code during development and debugging.</text:p>
      <text:p text:style-name="Horizontal_20_Line"/>
      <text:h text:style-name="Heading_20_2" text:outline-level="2">Notes</text:h>
      <text:list xml:id="list599457230" text:style-name="L3">
        <text:list-item>
          <text:p text:style-name="P5"><text:span text:style-name="Strong_20_Emphasis">Mistyped Commands:</text:span></text:p>
          <text:list>
            <text:list-item>
              <text:p text:style-name="P5"><text:span text:style-name="Source_20_Text">cd~</text:span> should be <text:span text:style-name="Source_20_Text">cd ~</text:span> to go to the home directory.</text:p>
            </text:list-item>
          </text:list>
        </text:list-item>
        <text:list-item>
          <text:p text:style-name="P5"><text:span text:style-name="Strong_20_Emphasis">Repeated Commands:</text:span></text:p>
          <text:list>
            <text:list-item>
              <text:p text:style-name="P5">Only repeat commands like <text:span text:style-name="Source_20_Text">git clone</text:span> or <text:span text:style-name="Source_20_Text">sudo apt install</text:span> if the previous attempt failed or if you need to update.</text:p>
            </text:list-item>
          </text:list>
        </text:list-item>
      </text:list>
      <text:p text:style-name="Horizontal_20_Line"/>
      <text:h text:style-name="Heading_20_2" text:outline-level="2"><text:bookmark text:name="summary-table"/>Summary Table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ommand</text:p>
            </table:table-cell>
            <table:table-cell table:style-name="Table1.A1" office:value-type="string">
              <text:p text:style-name="Table_20_Heading">Purpose</text:p>
            </table:table-cell>
            <table:table-cell table:style-name="Table1.A1" office:value-type="string">
              <text:p text:style-name="Table_20_Heading">Need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sudo apt update</text:span></text:p>
          </table:table-cell>
          <table:table-cell table:style-name="Table1.A1" office:value-type="string">
            <text:p text:style-name="Table_20_Contents">Updates package lists</text:p>
          </table:table-cell>
          <table:table-cell table:style-name="Table1.A1" office:value-type="string">
            <text:p text:style-name="Table_20_Contents">Ensures latest versions/security</text:p>
          </table:table-cell>
        </table:table-row>
        <table:table-row>
          <table:table-cell table:style-name="Table1.A1" office:value-type="string">
            <text:p text:style-name="Table_20_Contents"><text:span text:style-name="Source_20_Text">sudo apt install ...</text:span></text:p>
          </table:table-cell>
          <table:table-cell table:style-name="Table1.A1" office:value-type="string">
            <text:p text:style-name="Table_20_Contents">Installs compilers/libraries</text:p>
          </table:table-cell>
          <table:table-cell table:style-name="Table1.A1" office:value-type="string">
            <text:p text:style-name="Table_20_Contents">Required for building/running app</text:p>
          </table:table-cell>
        </table:table-row>
        <table:table-row>
          <table:table-cell table:style-name="Table1.A1" office:value-type="string">
            <text:p text:style-name="Table_20_Contents"><text:span text:style-name="Source_20_Text">git clone ...</text:span></text:p>
          </table:table-cell>
          <table:table-cell table:style-name="Table1.A1" office:value-type="string">
            <text:p text:style-name="Table_20_Contents">Clones repositories</text:p>
          </table:table-cell>
          <table:table-cell table:style-name="Table1.A1" office:value-type="string">
            <text:p text:style-name="Table_20_Contents">Access to source code/librari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g++ ...</text:span></text:p>
          </table:table-cell>
          <table:table-cell table:style-name="Table1.A1" office:value-type="string">
            <text:p text:style-name="Table_20_Contents">Compiles source code</text:p>
          </table:table-cell>
          <table:table-cell table:style-name="Table1.A1" office:value-type="string">
            <text:p text:style-name="Table_20_Contents">Builds executable with dependenci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./Q1</text:span></text:p>
          </table:table-cell>
          <table:table-cell table:style-name="Table1.A1" office:value-type="string">
            <text:p text:style-name="Table_20_Contents">Runs the app</text:p>
          </table:table-cell>
          <table:table-cell table:style-name="Table1.A1" office:value-type="string">
            <text:p text:style-name="Table_20_Contents">Test functionality</text:p>
          </table:table-cell>
        </table:table-row>
        <table:table-row>
          <table:table-cell table:style-name="Table1.A1" office:value-type="string">
            <text:p text:style-name="Table_20_Contents"><text:span text:style-name="Source_20_Text">cat</text:span>/<text:span text:style-name="Source_20_Text">nano</text:span></text:p>
          </table:table-cell>
          <table:table-cell table:style-name="Table1.A1" office:value-type="string">
            <text:p text:style-name="Table_20_Contents">View/Edit code</text:p>
          </table:table-cell>
          <table:table-cell table:style-name="Table1.A1" office:value-type="string">
            <text:p text:style-name="Table_20_Contents">Development/debugging</text:p>
          </table:table-cell>
        </table:table-row>
      </table:table>
      <text:p text:style-name="Horizontal_20_Line"/>
      <text:p text:style-name="Text_20_body"><text:span text:style-name="Strong_20_Emphasis">Prepared by:</text:span><text:line-break/>codacXWeather<text:line-break/><text:span text:style-name="Emphasis">Weather App Command Documentation</text:span><text:line-break/>Date: June 1, 2025</text:p>
      <text:p text:style-name="Horizontal_20_Line"/>
      <text:p text:style-name="P2">#include &lt;iostream&gt;</text:p>
      <text:p text:style-name="P2">#include &lt;curl/curl.h&gt;</text:p>
      <text:p text:style-name="P2">#include &lt;string&gt;</text:p>
      <text:p text:style-name="P2">#include &lt;rapidjson/document.h&gt;</text:p>
      <text:p text:style-name="P2"><text:soft-page-break/></text:p>
      <text:p text:style-name="P2">using namespace std;</text:p>
      <text:p text:style-name="P2"/>
      <text:p text:style-name="P2">const string API_KEY = "YOUR_API_KEY_HERE"; <text:s/>// Replace with your actual OpenWeatherMap API key</text:p>
      <text:p text:style-name="P2">const string BASE_URL = "https://api.openweathermap.org/data/2.5/weather?q=";</text:p>
      <text:p text:style-name="P2"/>
      <text:p text:style-name="P2">size_t WriteCallback(void* contents, size_t size, size_t nmemb, string* output) {</text:p>
      <text:p text:style-name="P2"><text:s text:c="4"/>output-&gt;append((char*)contents, size * nmemb);</text:p>
      <text:p text:style-name="P2"><text:s text:c="4"/>return size * nmemb;</text:p>
      <text:p text:style-name="P2">}</text:p>
      <text:p text:style-name="P2"/>
      <text:p text:style-name="P2">string fetchWeatherData(string city) {</text:p>
      <text:p text:style-name="P2"><text:s text:c="4"/>CURL* curl = curl_easy_init();</text:p>
      <text:p text:style-name="P2"><text:s text:c="4"/>string response;</text:p>
      <text:p text:style-name="P2"/>
      <text:p text:style-name="P2"><text:s text:c="4"/>if (curl) {</text:p>
      <text:p text:style-name="P2"><text:s text:c="8"/>string url = BASE_URL + city + "&amp;appid=" + API_KEY + "&amp;units=metric";</text:p>
      <text:p text:style-name="P2"><text:s text:c="8"/>curl_easy_setopt(curl, CURLOPT_URL, url.c_str());</text:p>
      <text:p text:style-name="P2"><text:s text:c="8"/>curl_easy_setopt(curl, CURLOPT_WRITEFUNCTION, WriteCallback);</text:p>
      <text:p text:style-name="P2"><text:s text:c="8"/>curl_easy_setopt(curl, CURLOPT_WRITEDATA, &amp;response);</text:p>
      <text:p text:style-name="P2"><text:s text:c="8"/>curl_easy_perform(curl);</text:p>
      <text:p text:style-name="P2"><text:s text:c="8"/>curl_easy_cleanup(curl);</text:p>
      <text:p text:style-name="P2"><text:s text:c="4"/>}</text:p>
      <text:p text:style-name="P2"><text:s text:c="4"/>return response;</text:p>
      <text:p text:style-name="P2">}</text:p>
      <text:p text:style-name="P2"/>
      <text:p text:style-name="P2">void displayWeather(string city) {</text:p>
      <text:p text:style-name="P2"><text:s text:c="4"/>string data = fetchWeatherData(city);</text:p>
      <text:p text:style-name="P2"><text:s text:c="4"/>rapidjson::Document doc;</text:p>
      <text:p text:style-name="P2"><text:s text:c="4"/>doc.Parse(data.c_str());</text:p>
      <text:p text:style-name="P2"/>
      <text:p text:style-name="P2"><text:soft-page-break/><text:s text:c="4"/>if (!doc.HasParseError() &amp;&amp; doc.HasMember("main")) {</text:p>
      <text:p text:style-name="P2"><text:s text:c="8"/>double temp = doc["main"]["temp"].GetDouble();</text:p>
      <text:p text:style-name="P2"><text:s text:c="8"/>int humidity = doc["main"]["humidity"].GetInt();</text:p>
      <text:p text:style-name="P2"><text:s text:c="8"/>string weather = doc["weather"][0]["description"].GetString();</text:p>
      <text:p text:style-name="P2"/>
      <text:p text:style-name="P2"><text:s text:c="8"/>cout &lt;&lt; "Weather in " &lt;&lt; city &lt;&lt; ":\n";</text:p>
      <text:p text:style-name="P2"><text:s text:c="8"/>cout &lt;&lt; "Temperature: " &lt;&lt; temp &lt;&lt; "°C\n";</text:p>
      <text:p text:style-name="P2"><text:s text:c="8"/>cout &lt;&lt; "Humidity: " &lt;&lt; humidity &lt;&lt; "%\n";</text:p>
      <text:p text:style-name="P2"><text:s text:c="8"/>cout &lt;&lt; "Condition: " &lt;&lt; weather &lt;&lt; "\n";</text:p>
      <text:p text:style-name="P2"><text:s text:c="4"/>} else {</text:p>
      <text:p text:style-name="P2"><text:s text:c="8"/>cout &lt;&lt; "Invalid city or API issue.\n";</text:p>
      <text:p text:style-name="P2"><text:s text:c="4"/>}</text:p>
      <text:p text:style-name="P2">}</text:p>
      <text:p text:style-name="P2"/>
      <text:p text:style-name="P2">int main() {</text:p>
      <text:p text:style-name="P2"><text:s text:c="4"/>string city;</text:p>
      <text:p text:style-name="P2"><text:s text:c="4"/>cout &lt;&lt; "Enter city name in Pakistan: ";</text:p>
      <text:p text:style-name="P2"><text:s text:c="4"/>cin &gt;&gt; city;</text:p>
      <text:p text:style-name="P2"><text:s text:c="4"/>displayWeather(city);</text:p>
      <text:p text:style-name="P2"><text:s text:c="4"/>return 0;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1T14:32:34.839187028</meta:creation-date>
    <dc:date>2025-06-01T15:08:38.300697126</dc:date>
    <meta:editing-duration>PT1M5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5" meta:paragraph-count="109" meta:word-count="633" meta:character-count="4594" meta:non-whitespace-character-count="3896"/>
  </office:meta>
</office:document-meta>
</file>